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4bc1" officeooo:paragraph-rsid="00064bc1"/>
    </style:style>
    <style:style style:name="P2" style:family="paragraph" style:parent-style-name="Standard">
      <style:paragraph-properties fo:text-align="start" style:justify-single-word="false"/>
      <style:text-properties officeooo:rsid="00064bc1" officeooo:paragraph-rsid="00064b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ining Dream Team Contributions</text:p>
      <text:p text:style-name="P1"/>
      <text:p text:style-name="P2">Matthew Brooks – I pushed the input files to be used, and did the logic that involves creating strings that had the promoter, did not contain the promoter, contained exons and did not contain exons. I also implemented a function that creates two array variables, one to store each exon and another to store each intron. I dallied with trying to make sure that the files played well together, because Perl doesn't have intuitive #include methods.</text:p>
      <text:p text:style-name="P2"/>
      <text:p text:style-name="P2">Nathan -</text:p>
      <text:p text:style-name="P2"/>
      <text:p text:style-name="P2"/>
      <text:p text:style-name="P2"/>
      <text:p text:style-name="P2"/>
      <text:p text:style-name="P2"/>
      <text:p text:style-name="P2"/>
      <text:p text:style-name="P2">Yadi -</text:p>
      <text:p text:style-name="P2"/>
      <text:p text:style-name="P2"/>
      <text:p text:style-name="P2"/>
      <text:p text:style-name="P2"/>
      <text:p text:style-name="P2"/>
      <text:p text:style-name="P2"/>
      <text:p text:style-name="P2">Isaac -</text:p>
      <text:p text:style-name="P2"/>
      <text:p text:style-name="P2"/>
      <text:p text:style-name="P2"/>
      <text:p text:style-name="P2"/>
      <text:p text:style-name="P2"/>
      <text:p text:style-name="P2"/>
      <text:p text:style-name="P2"/>
      <text:p text:style-name="P2">github user Kilrian (sorry I can't place a name!)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3:43:03.485821552</meta:creation-date>
    <dc:date>2016-10-25T13:48:29.053618554</dc:date>
    <meta:editing-duration>PT1M18S</meta:editing-duration>
    <meta:editing-cycles>2</meta:editing-cycles>
    <meta:generator>LibreOffice/4.2.8.2$Linux_X86_64 LibreOffice_project/420m0$Build-2</meta:generator>
    <meta:document-statistic meta:table-count="0" meta:image-count="0" meta:object-count="0" meta:page-count="1" meta:paragraph-count="6" meta:word-count="96" meta:character-count="555" meta:non-whitespace-character-count="462"/>
  </office:meta>
</office:document-meta>
</file>